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B" style:family="table-column">
      <style:table-column-properties style:column-width="8.5cm" style:rel-column-width="32768*"/>
    </style:style>
    <style:style style:name="Chistoj.A1" style:family="table-cell">
      <style:table-cell-properties fo:padding="0.097cm" fo:border-left="0.05pt solid #000000" fo:border-right="none" fo:border-top="0.05pt solid #000000" fo:border-bottom="0.05pt solid #000000"/>
    </style:style>
    <style:style style:name="Chistoj.B1" style:family="table-cell">
      <style:table-cell-properties fo:padding="0.097cm" fo:border="0.05pt solid #000000"/>
    </style:style>
    <style:style style:name="Chistoj.A2" style:family="table-cell">
      <style:table-cell-properties fo:padding="0.097cm" fo:border-left="0.05pt solid #000000" fo:border-right="none" fo:border-top="none" fo:border-bottom="0.05pt solid #000000"/>
    </style:style>
    <style:style style:name="Chistoj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3" style:family="paragraph" style:parent-style-name="Standard">
      <style:paragraph-properties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Table_20_Contents">
      <style:text-properties officeooo:rsid="0008d7a4" officeooo:paragraph-rsid="0008d7a4"/>
    </style:style>
    <style:style style:name="T1" style:family="text">
      <style:text-properties fo:language="it" fo:country="IT"/>
    </style:style>
    <style:style style:name="T2" style:family="text">
      <style:text-properties fo:language="it" fo:country="IT" fo:font-weight="bold" style:font-weight-asian="bold" style:font-weight-complex="bold"/>
    </style:style>
    <style:style style:name="T3" style:family="text">
      <style:text-properties officeooo:rsid="0008d7a4"/>
    </style:style>
    <style:style style:name="T4" style:family="text">
      <style:text-properties fo:font-weight="bold" officeooo:rsid="0008d7a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histoj" table:style-name="Chistoj">
        <table:table-column table:style-name="Chistoj.A"/>
        <table:table-column table:style-name="Chistoj.B"/>
        <table:table-row>
          <table:table-cell table:style-name="Chistoj.A1" office:value-type="string">
            <text:p text:style-name="P1">Task di verifica durante il</text:p>
            <text:p text:style-name="P2">quale l'anomalia <text:span text:style-name="T3">è </text:span>stata</text:p>
            <text:p text:style-name="P2">rilevata</text:p>
          </table:table-cell>
          <table:table-cell table:style-name="Chistoj.B1" office:value-type="string">
            <text:p text:style-name="Table_20_Contents"><text:span text:style-name="T4">Software Design Evaluation</text:span>:</text:p>
            <text:p text:style-name="P5">Interfacce dei sottosistemi</text:p>
          </table:table-cell>
        </table:table-row>
        <table:table-row>
          <table:table-cell table:style-name="Chistoj.A2" office:value-type="string">
            <text:p text:style-name="P2">Nome dell'artefatto</text:p>
            <text:p text:style-name="P2">contenente l'anomalia</text:p>
          </table:table-cell>
          <table:table-cell table:style-name="Chistoj.B2" office:value-type="string">
            <text:p text:style-name="P5">1 - Decomposizione in sottosistemi</text:p>
          </table:table-cell>
        </table:table-row>
        <table:table-row>
          <table:table-cell table:style-name="Chistoj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Chistoj.B2" office:value-type="string">
            <text:p text:style-name="Table_20_Contents"><text:span text:style-name="T3">Negli artefatti</text:span> coinvolti <text:span text:style-name="T3">non sono presenti informazioni sulle interfacce dei sottosistemi</text:span> ,<text:span text:style-name="T3">ciò è dovuto al fatto che verranno inseriti in secondo momento.</text:span></text:p>
          </table:table-cell>
        </table:table-row>
        <table:table-row>
          <table:table-cell table:style-name="Chistoj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Chistoj.B2" office:value-type="string">
            <text:p text:style-name="Table_20_Contents">N/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9T16:26:11.87</dc:date>
    <meta:editing-duration>PT31M54S</meta:editing-duration>
    <meta:editing-cycles>11</meta:editing-cycles>
    <meta:generator>LibreOffice/3.6$Windows_x86 LibreOffice_project/da8c1e6-fd468f4-454e206-f42a4a9-143cfd</meta:generator>
    <meta:print-date>2012-11-07T17:59:36.12</meta:print-date>
    <meta:document-statistic meta:table-count="1" meta:image-count="0" meta:object-count="0" meta:page-count="1" meta:paragraph-count="14" meta:word-count="61" meta:character-count="439" meta:non-whitespace-character-count="392"/>
  </office:meta>
</office:document-meta>
</file>